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0.794cm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fba1a" officeooo:paragraph-rsid="000fba1a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color="#569cd6" style:font-name="Droid Sans Mono" fo:font-size="10.5pt" fo:font-weight="normal" fo:background-color="#1e1e1e"/>
    </style:style>
    <style:style style:name="P5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color="#6a9955" style:font-name="Droid Sans Mono" fo:font-size="10.5pt" fo:font-weight="normal" fo:background-color="#1e1e1e"/>
    </style:style>
    <style:style style:name="P6" style:family="paragraph" style:parent-style-name="Standard">
      <loext:graphic-properties draw:fill="solid" draw:fill-color="#000000" draw:opacity="100%"/>
      <style:paragraph-properties style:line-height-at-least="0.503cm" fo:background-color="#000000"/>
    </style:style>
    <style:style style:name="P7" style:family="paragraph" style:parent-style-name="Standard">
      <style:text-properties officeooo:rsid="0011eab9" officeooo:paragraph-rsid="0011eab9"/>
    </style:style>
    <style:style style:name="P8" style:family="paragraph" style:parent-style-name="Standard">
      <loext:graphic-properties draw:fill="solid" draw:fill-color="#000000" draw:opacity="100%"/>
      <style:paragraph-properties fo:margin-top="0cm" fo:margin-bottom="0.499cm" loext:contextual-spacing="false" style:line-height-at-least="0.503cm" fo:background-color="#000000"/>
    </style:style>
    <style:style style:name="P9" style:family="paragraph" style:parent-style-name="Table_20_Contents">
      <loext:graphic-properties draw:fill="solid" draw:fill-color="#000000" draw:opacity="100%"/>
      <style:paragraph-properties fo:background-color="#000000"/>
    </style:style>
    <style:style style:name="T1" style:family="text">
      <style:text-properties fo:color="#4ec9b0"/>
    </style:style>
    <style:style style:name="T2" style:family="text">
      <style:text-properties fo:color="#d4d4d4" style:font-name="Droid Sans Mono" fo:font-size="10.5pt" fo:font-weight="normal" fo:background-color="#1e1e1e" loext:char-shading-value="0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fo:color="#ce9178" style:font-name="Droid Sans Mono" fo:font-size="10.5pt" fo:font-weight="normal" fo:background-color="#1e1e1e" loext:char-shading-value="0"/>
    </style:style>
    <style:style style:name="T6" style:family="text">
      <style:text-properties fo:color="#ce9178" officeooo:rsid="000fe86f"/>
    </style:style>
    <style:style style:name="T7" style:family="text">
      <style:text-properties fo:color="#569cd6"/>
    </style:style>
    <style:style style:name="T8" style:family="text">
      <style:text-properties fo:color="#569cd6" style:font-name="Droid Sans Mono" fo:font-size="10.5pt" fo:font-weight="normal" fo:background-color="#1e1e1e" loext:char-shading-value="0"/>
    </style:style>
    <style:style style:name="T9" style:family="text">
      <style:text-properties fo:color="#6a9955"/>
    </style:style>
    <style:style style:name="T10" style:family="text">
      <style:text-properties fo:color="#9cdcfe"/>
    </style:style>
    <style:style style:name="T11" style:family="text">
      <style:text-properties fo:color="#9cdcfe" style:font-name="Droid Sans Mono" fo:font-size="10.5pt" fo:font-weight="normal" fo:background-color="#1e1e1e" loext:char-shading-value="0"/>
    </style:style>
    <style:style style:name="T12" style:family="text">
      <style:text-properties fo:color="#b5cea8"/>
    </style:style>
    <style:style style:name="T13" style:family="text">
      <style:text-properties fo:color="#c586c0"/>
    </style:style>
    <style:style style:name="T14" style:family="text">
      <style:text-properties fo:color="#808080"/>
    </style:style>
    <style:style style:name="T15" style:family="text">
      <style:text-properties fo:color="#808080" style:font-name="Droid Sans Mono" fo:font-size="10.5pt" fo:font-weight="normal" fo:background-color="#1e1e1e" loext:char-shading-value="0"/>
    </style:style>
    <style:style style:name="T16" style:family="text">
      <style:text-properties officeooo:rsid="0011eab9"/>
    </style:style>
    <style:style style:name="T17" style:family="text">
      <style:text-properties officeooo:rsid="0012f4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posts</text:p>
      <text:p text:style-name="P1"/>
      <text:p text:style-name="P1"/>
      <text:p text:style-name="P1"><text:span text:style-name="T16">Visualisation de la </text:span><text:s/>route dans routes/web.php</text:p>
      <text:p text:style-name="P1"/>
      <text:p text:style-name="P1">et regarder <text:s/>cette ligne , cet ici que s’affichera nos messages !!!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Route</text:span>::<text:span text:style-name="T3">get</text:span>(<text:span text:style-name="T4">'/home'</text:span>, <text:span text:style-name="T4">'HomeController@index'</text:span>)-&gt;<text:span text:style-name="T3">name</text:span>(<text:span text:style-name="T4">'home'</text:span>);</text:p>
            <text:p text:style-name="Table_20_Contents"/>
          </table:table-cell>
        </table:table-row>
      </table:table>
      <text:p text:style-name="P1"/>
      <text:p text:style-name="P7">Ajouter un nouveau dossier dans resources/views/ =&gt; posts</text:p>
      <text:p text:style-name="P7">Dans ce nouveau dossier, créer un nouveau fichier qui s’appellera <text:span text:style-name="T17">show</text:span>.blade.php</text:p>
      <text:p text:style-name="P1"/>
      <text:p text:style-name="P1"/>
      <text:p text:style-name="P1">Rendez-vous ensuite dans app/http/controllers/HomeControllers.php et remplacez le tout par </text:p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&lt;?php</text:p>
            <text:p text:style-name="P6"/>
            <text:p text:style-name="P3"><text:span text:style-name="T7">namespace</text:span> <text:span text:style-name="T1">App\Http\Controllers</text:span>;</text:p>
            <text:p text:style-name="P6"/>
            <text:p text:style-name="P3"><text:span text:style-name="T7">use</text:span> App\<text:span text:style-name="T1">Post</text:span>;</text:p>
            <text:p text:style-name="P3"><text:span text:style-name="T7">use</text:span> Illuminate\Http\<text:span text:style-name="T1">Request</text:span>;</text:p>
            <text:p text:style-name="P8"/>
            <text:p text:style-name="P3"><text:span text:style-name="T7">class</text:span> <text:span text:style-name="T1">HomeController</text:span> <text:span text:style-name="T7">extends</text:span> <text:span text:style-name="T1">Controller</text:span></text:p>
            <text:p text:style-name="P3">{</text:p>
            <text:p text:style-name="P5">/**</text:p>
            <text:p text:style-name="P5">* Create a new controller instance.</text:p>
            <text:p text:style-name="P5">*</text:p>
            <text:p text:style-name="P3"><text:span text:style-name="T9">* </text:span><text:span text:style-name="T7">@return</text:span><text:span text:style-name="T9"> </text:span><text:span text:style-name="T7">void</text:span></text:p>
            <text:p text:style-name="P5">*/</text:p>
            <text:p text:style-name="P6"/>
            <text:p text:style-name="P5">/**</text:p>
            <text:p text:style-name="P5">* Show the application dashboard.</text:p>
            <text:p text:style-name="P5">*</text:p>
            <text:p text:style-name="P3"><text:span text:style-name="T9">* </text:span><text:span text:style-name="T7">@return</text:span><text:span text:style-name="T9"> \Illuminate\Contracts\Support\</text:span><text:span text:style-name="T1">Renderable</text:span></text:p>
            <text:p text:style-name="P5">*/</text:p>
            <text:p text:style-name="P3"><text:span text:style-name="T7">public</text:span> <text:span text:style-name="T7">function</text:span> <text:span text:style-name="T3">index</text:span>()</text:p>
            <text:p text:style-name="P3">{</text:p>
            <text:p text:style-name="P3"><text:span text:style-name="T10">$posts</text:span> = <text:span text:style-name="T1">Post</text:span>::<text:span text:style-name="T3">orderBy</text:span>(<text:span text:style-name="T4">'title'</text:span>, <text:span text:style-name="T4">'asc'</text:span>)-&gt;<text:span text:style-name="T3">paginate</text:span>(<text:span text:style-name="T12">4</text:span>);</text:p>
            <text:p text:style-name="P3"><text:span text:style-name="T13">return</text:span> <text:span text:style-name="T3">view</text:span>(<text:span text:style-name="T4">'home'</text:span>)-&gt;<text:span text:style-name="T3">with</text:span>(<text:span text:style-name="T4">'posts'</text:span>,<text:span text:style-name="T10">$posts</text:span>);</text:p>
            <text:p text:style-name="P3">}</text:p>
            <text:p text:style-name="P3">}</text:p>
            <text:p text:style-name="P9"/>
          </table:table-cell>
        </table:table-row>
      </table:table>
      <text:p text:style-name="P1"/>
      <text:p text:style-name="P1"/>
      <text:p text:style-name="P1">Ensuite allez dans resources/views/home.blade.php, selectionnez tous et remplacer par </text:p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"><text:span text:style-name="T7">@extends</text:span>(<text:span text:style-name="T4">'layouts.app'</text:span>)</text:p>
            <text:p text:style-name="P6"/>
            <text:p text:style-name="P3"><text:soft-page-break/><text:span text:style-name="T7">@section</text:span>(<text:span text:style-name="T4">'content'</text:span>)</text:p>
            <text:p text:style-name="P3"><text:span text:style-name="T7">@if </text:span>(<text:span text:style-name="T3">session</text:span>(<text:span text:style-name="T4">'error'</text:span>))</text:p>
            <text:p text:style-name="P3"><text:span text:style-name="T14">&lt;</text:span><text:span text:style-name="T7">div</text:span> <text:span text:style-name="T10">class</text:span>=<text:span text:style-name="T4">"alert alert-danger"</text:span><text:span text:style-name="T14">&gt;</text:span></text:p>
            <text:p text:style-name="P3"><text:span text:style-name="T3">{{</text:span> <text:span text:style-name="T3">session</text:span>(<text:span text:style-name="T4">'error'</text:span>) <text:span text:style-name="T3">}}</text:span></text:p>
            <text:p text:style-name="P3"><text:span text:style-name="T14">&lt;/</text:span><text:span text:style-name="T7">div</text:span><text:span text:style-name="T14">&gt;</text:span></text:p>
            <text:p text:style-name="P4">@endif</text:p>
            <text:p text:style-name="P3"><text:span text:style-name="T7">@if </text:span>(<text:span text:style-name="T3">session</text:span>(<text:span text:style-name="T4">'success'</text:span>))</text:p>
            <text:p text:style-name="P3"><text:span text:style-name="T14">&lt;</text:span><text:span text:style-name="T7">div</text:span> <text:span text:style-name="T10">class</text:span>=<text:span text:style-name="T4">"alert alert-success"</text:span><text:span text:style-name="T14">&gt;</text:span></text:p>
            <text:p text:style-name="P3"><text:span text:style-name="T3">{{</text:span> <text:span text:style-name="T3">session</text:span>(<text:span text:style-name="T4">'success'</text:span>) <text:span text:style-name="T3">}}</text:span></text:p>
            <text:p text:style-name="P3"><text:span text:style-name="T14">&lt;/</text:span><text:span text:style-name="T7">div</text:span><text:span text:style-name="T14">&gt;</text:span></text:p>
            <text:p text:style-name="P4">@endif</text:p>
            <text:p text:style-name="P3"><text:span text:style-name="T7">@if </text:span>(<text:span text:style-name="T3">session</text:span>(<text:span text:style-name="T4">'status'</text:span>))</text:p>
            <text:p text:style-name="P3"><text:span text:style-name="T14">&lt;</text:span><text:span text:style-name="T7">div</text:span> <text:span text:style-name="T10">class</text:span>=<text:span text:style-name="T4">"alert alert-success"</text:span> <text:span text:style-name="T10">role</text:span>=<text:span text:style-name="T4">"alert"</text:span><text:span text:style-name="T14">&gt;</text:span></text:p>
            <text:p text:style-name="P3"><text:span text:style-name="T3">{{</text:span> <text:span text:style-name="T3">session</text:span>(<text:span text:style-name="T4">'status'</text:span>) <text:span text:style-name="T3">}}</text:span></text:p>
            <text:p text:style-name="P3"><text:span text:style-name="T14">&lt;/</text:span><text:span text:style-name="T7">div</text:span><text:span text:style-name="T14">&gt;</text:span></text:p>
            <text:p text:style-name="P4">@endif</text:p>
            <text:p text:style-name="P3"><text:span text:style-name="T14">&lt;</text:span><text:span text:style-name="T7">div</text:span> <text:span text:style-name="T10">class</text:span>=<text:span text:style-name="T4">"container"</text:span><text:span text:style-name="T14">&gt;</text:span></text:p>
            <text:p text:style-name="P3"><text:span text:style-name="T14">&lt;</text:span><text:span text:style-name="T7">div</text:span> <text:span text:style-name="T10">class</text:span>=<text:span text:style-name="T4">"row justify-content-center"</text:span><text:span text:style-name="T14">&gt;</text:span></text:p>
            <text:p text:style-name="P3"><text:span text:style-name="T14">&lt;</text:span><text:span text:style-name="T7">div</text:span> <text:span text:style-name="T10">class</text:span>=<text:span text:style-name="T4">"col-md-8"</text:span><text:span text:style-name="T14">&gt;</text:span></text:p>
            <text:p text:style-name="P3"><text:span text:style-name="T7">@foreach </text:span>(<text:span text:style-name="T10">$posts</text:span> as <text:span text:style-name="T10">$post</text:span>)</text:p>
            <text:p text:style-name="P3"><text:span text:style-name="T14">&lt;</text:span><text:span text:style-name="T7">div</text:span> <text:span text:style-name="T10">class</text:span>=<text:span text:style-name="T4">"card </text:span><text:span text:style-name="T6">mt-4</text:span><text:span text:style-name="T4">"</text:span><text:span text:style-name="T14">&gt;</text:span></text:p>
            <text:p text:style-name="P3"><text:span text:style-name="T14">&lt;</text:span><text:span text:style-name="T7">div</text:span> <text:span text:style-name="T10">class</text:span>=<text:span text:style-name="T4">"card-header"</text:span><text:span text:style-name="T14">&gt;</text:span><text:span text:style-name="T3">{{</text:span> <text:span text:style-name="T10">$post</text:span>-&gt;<text:span text:style-name="T10">title</text:span><text:span text:style-name="T3">}}</text:span><text:span text:style-name="T14">&lt;/</text:span><text:span text:style-name="T7">div</text:span><text:span text:style-name="T14">&gt;</text:span></text:p>
            <text:p text:style-name="P3"><text:span text:style-name="T14">&lt;</text:span><text:span text:style-name="T7">div</text:span> <text:span text:style-name="T10">class</text:span>=<text:span text:style-name="T4">"card-body"</text:span><text:span text:style-name="T14">&gt;</text:span></text:p>
            <text:p text:style-name="P3"><text:span text:style-name="T3">{{</text:span> <text:span text:style-name="T10">$post</text:span>-&gt;<text:span text:style-name="T10">content</text:span><text:span text:style-name="T3">}}</text:span></text:p>
            <text:p text:style-name="P3"><text:span text:style-name="T14">&lt;/</text:span><text:span text:style-name="T7">div</text:span><text:span text:style-name="T14">&gt;</text:span></text:p>
            <text:p text:style-name="P3"><text:span text:style-name="T14">&lt;/</text:span><text:span text:style-name="T7">div</text:span><text:span text:style-name="T14">&gt;</text:span></text:p>
            <text:p text:style-name="P4">@endforeach</text:p>
            <text:p text:style-name="P6"/>
            <text:p text:style-name="P3"><text:span text:style-name="T14">&lt;/</text:span><text:span text:style-name="T7">div</text:span><text:span text:style-name="T14">&gt;</text:span></text:p>
            <text:p text:style-name="P3"><text:span text:style-name="T14">&lt;/</text:span><text:span text:style-name="T7">div</text:span><text:span text:style-name="T14">&gt;</text:span></text:p>
            <text:p text:style-name="P3"><text:span text:style-name="T3">{{</text:span> <text:span text:style-name="T10">$posts</text:span>-&gt;<text:span text:style-name="T3">links</text:span>() <text:span text:style-name="T3">}}</text:span></text:p>
            <text:p text:style-name="P3"><text:span text:style-name="T14">&lt;/</text:span><text:span text:style-name="T7">div</text:span><text:span text:style-name="T14">&gt;</text:span></text:p>
            <text:p text:style-name="P4">@endsection</text:p>
            <text:p text:style-name="P3"/>
            <text:p text:style-name="P9"/>
          </table:table-cell>
        </table:table-row>
      </table:table>
      <text:p text:style-name="P1"/>
      <text:p text:style-name="P1"><text:line-break/>Pour pouvoir modifier la pagination, nous allons demander a laravel de générer un fichier pour la pagination.<text:line-break/>Pour se faire rendez-vous dans le terminal</text:p>
      <text:p text:style-name="P1"/>
      <text:p text:style-name="P1"><text:tab/>&gt; php artisan vendor:publish</text:p>
      <text:p text:style-name="P1">Une liste d’option va s’afficher, et vous devez selectionnez « laravel-pagination » en tapant le numéro du tag.</text:p>
      <text:p text:style-name="P1">Celà, va générer un dossier  dans resources/views/vendor/pagination/</text:p>
      <text:p text:style-name="P1"/>
      <text:p text:style-name="P1">Maintenant modifier le fichier bootstrap-4.blade.php</text:p>
      <text:p text:style-name="P1"/>
      <text:p text:style-name="P1">Remplacez ceci 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"><text:span text:style-name="T7">@if </text:span>(<text:span text:style-name="T10">$paginator</text:span>-&gt;<text:span text:style-name="T3">hasPages</text:span>())</text:p>
            <text:p text:style-name="P3"><text:soft-page-break/><text:span text:style-name="T14">&lt;</text:span><text:span text:style-name="T7">nav</text:span><text:span text:style-name="T14">&gt;</text:span></text:p>
            <text:p text:style-name="P6"><text:span text:style-name="T15">&lt;</text:span><text:span text:style-name="T8">ul</text:span><text:span text:style-name="T2"> </text:span><text:span text:style-name="T11">class</text:span><text:span text:style-name="T2">=</text:span><text:span text:style-name="T5">"pagination"</text:span><text:span text:style-name="T15">&gt;</text:span></text:p>
          </table:table-cell>
        </table:table-row>
      </table:table>
      <text:p text:style-name="P1"/>
      <text:p text:style-name="P1">Par ceci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<text:span text:style-name="T7">@if </text:span>(<text:span text:style-name="T10">$paginator</text:span>-&gt;<text:span text:style-name="T3">hasPages</text:span>())</text:p>
            <text:p text:style-name="P3"><text:span text:style-name="T14">&lt;</text:span><text:span text:style-name="T7">nav</text:span> <text:span text:style-name="T10">class</text:span>=<text:span text:style-name="T4">"mt-4"</text:span><text:span text:style-name="T14">&gt;</text:span></text:p>
            <text:p text:style-name="P3"><text:span text:style-name="T14">&lt;</text:span><text:span text:style-name="T7">ul</text:span> <text:span text:style-name="T10">class</text:span>=<text:span text:style-name="T4">"pagination justify-content-center"</text:span><text:span text:style-name="T14">&gt;</text:span></text:p>
            <text:p text:style-name="P9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8T11:37:17.958662014</meta:creation-date>
    <dc:date>2020-02-18T13:52:34.578000000</dc:date>
    <meta:editing-duration>PT1H24M8S</meta:editing-duration>
    <meta:editing-cycles>5</meta:editing-cycles>
    <meta:generator>LibreOffice/6.4.0.3$Windows_X86_64 LibreOffice_project/b0a288ab3d2d4774cb44b62f04d5d28733ac6df8</meta:generator>
    <meta:document-statistic meta:table-count="5" meta:image-count="0" meta:object-count="0" meta:page-count="3" meta:paragraph-count="76" meta:word-count="244" meta:character-count="2083" meta:non-whitespace-character-count="1907"/>
  </office:meta>
</office:document-meta>
</file>